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Empty">
            <text:p>Empty</text:p>
          </table:table-cell>
          <table:table-cell table:style-name="ce155" table:formula="of:=IF([.F4]&lt;&gt;[.G4];0;1)" office:value-type="float" office:value="0">
            <text:p>Err:522</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5"/>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5"/>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5"/>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REF!]);2;3)))" office:value-type="float" office:value="2">
            <text:p>2</text:p>
          </table:table-cell>
          <table:table-cell office:value-type="float" office:value="2">
            <text:p>2</text:p>
          </table:table-cell>
          <table:table-cell table:formula="of:=GETDIM([.B23:.B23])" office:value-type="float" office:value="2">
            <text:p>2</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5"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29]);2;LEN(FORMULA([.G29]))-1)" office:value-type="string" office:string-value="FOLDL(&quot;concat&quot;; &quot;XXX&quot;; B29:B29)">
            <text:p>FOLDL("concat"; "XXX"; B29:B29)</text:p>
          </table:table-cell>
          <table:table-cell office:value-type="string">
            <text:p>a</text:p>
          </table:table-cell>
          <table:table-cell office:value-type="string">
            <text:p>b</text:p>
          </table:table-cell>
          <table:table-cell office:value-type="string">
            <text:p>c</text:p>
          </table:table-cell>
          <table:table-cell table:formula="of:=IF(ISBLANK([.B29]);0;IF(ISBLANK([.C29]);1;IF(ISBLANK([.D28]);2;3)))" office:value-type="float" office:value="2">
            <text:p>2</text:p>
          </table:table-cell>
          <table:table-cell office:value-type="string">
            <text:p>XXXa</text:p>
          </table:table-cell>
          <table:table-cell table:style-name="ce154" table:formula="of:=FOLDL(&quot;concat&quot;; &quot;XXX&quot;; [.B29:.B29])">
            <text:p/>
          </table:table-cell>
          <table:table-cell table:style-name="ce155" table:formula="of:=IF([.F29]&lt;&gt;[.G29];0;1)" office:value-type="float" office:value="0">
            <text:p>Err:522</text:p>
          </table:table-cell>
          <table:table-cell/>
        </table:table-row>
        <table:table-row table:style-name="ro2">
          <table:table-cell table:formula="of:=MID(FORMULA([.G30]);2;LEN(FORMULA([.G30]))-1)" office:value-type="string" office:string-value="FOLDL(&quot;concat&quot;; &quot;XXX&quot;; B30:D30)">
            <text:p>FOLDL("concat"; "XXX"; B30:D30)</text:p>
          </table:table-cell>
          <table:table-cell office:value-type="string">
            <text:p>a</text:p>
          </table:table-cell>
          <table:table-cell office:value-type="string">
            <text:p>b</text:p>
          </table:table-cell>
          <table:table-cell office:value-type="string">
            <text:p>c</text:p>
          </table:table-cell>
          <table:table-cell table:formula="of:=IF(ISBLANK([.B30]);0;IF(ISBLANK([.C30]);1;IF(ISBLANK([.D29]);2;3)))" office:value-type="float" office:value="3">
            <text:p>3</text:p>
          </table:table-cell>
          <table:table-cell office:value-type="string">
            <text:p>XXXabc</text:p>
          </table:table-cell>
          <table:table-cell table:formula="of:=FOLDL(&quot;concat&quot;; &quot;XXX&quot;; [.B30:.D30])">
            <text:p/>
          </table:table-cell>
          <table:table-cell table:style-name="ce155" table:formula="of:=IF([.F30]&lt;&gt;[.G30];0;1)" office:value-type="float" office:value="0">
            <text:p>FAIL</text:p>
          </table:table-cell>
          <table:table-cell/>
        </table:table-row>
        <table:table-row table:style-name="ro2">
          <table:table-cell table:formula="of:=MID(FORMULA([.G31]);2;LEN(FORMULA([.G31]))-1)" office:value-type="string" office:string-value="FOLDL(&quot;concat&quot;; &quot;XXX&quot;; B31:D32)">
            <text:p>FOLDL("concat"; "XXX"; B31:D32)</text:p>
          </table:table-cell>
          <table:table-cell office:value-type="string">
            <text:p>a</text:p>
          </table:table-cell>
          <table:table-cell office:value-type="string">
            <text:p>b</text:p>
          </table:table-cell>
          <table:table-cell office:value-type="string">
            <text:p>c</text:p>
          </table:table-cell>
          <table:table-cell table:formula="of:=IF(ISBLANK([.B31]);0;IF(ISBLANK([.C31]);1;IF(ISBLANK([.D30]);2;3)))" office:value-type="float" office:value="3">
            <text:p>3</text:p>
          </table:table-cell>
          <table:table-cell office:value-type="string">
            <text:p>XXXabcdef</text:p>
          </table:table-cell>
          <table:table-cell table:formula="of:=FOLDL(&quot;concat&quot;; &quot;XXX&quot;; [.B31:.D32])">
            <text:p/>
          </table:table-cell>
          <table:table-cell table:style-name="ce155" table:formula="of:=IF([.F31]&lt;&gt;[.G31];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34]);2;LEN(FORMULA([.G34]))-1)" office:value-type="string" office:string-value="FOLDR(&quot;concat&quot;; &quot;XXX&quot;; B34:B34)">
            <text:p>FOLDR("concat"; "XXX"; B34:B34)</text:p>
          </table:table-cell>
          <table:table-cell office:value-type="string">
            <text:p>a</text:p>
          </table:table-cell>
          <table:table-cell office:value-type="string">
            <text:p>b</text:p>
          </table:table-cell>
          <table:table-cell office:value-type="string">
            <text:p>c</text:p>
          </table:table-cell>
          <table:table-cell table:formula="of:=IF(ISBLANK([.B34]);0;IF(ISBLANK([.C34]);1;IF(ISBLANK([.D28]);2;3)))" office:value-type="float" office:value="2">
            <text:p>2</text:p>
          </table:table-cell>
          <table:table-cell office:value-type="string">
            <text:p>aXXX</text:p>
          </table:table-cell>
          <table:table-cell table:style-name="ce154" table:formula="of:=FOLDR(&quot;concat&quot;; &quot;XXX&quot;; [.B34:.B34])">
            <text:p/>
          </table:table-cell>
          <table:table-cell table:style-name="ce155" table:formula="of:=IF([.F34]&lt;&gt;[.G34];0;1)" office:value-type="float" office:value="0">
            <text:p>FAIL</text:p>
          </table:table-cell>
          <table:table-cell/>
        </table:table-row>
        <table:table-row table:style-name="ro2">
          <table:table-cell table:formula="of:=MID(FORMULA([.G35]);2;LEN(FORMULA([.G35]))-1)" office:value-type="string" office:string-value="FOLDR(&quot;concat&quot;; &quot;XXX&quot;; B35:D35)">
            <text:p>FOLDR("concat"; "XXX"; B35:D35)</text:p>
          </table:table-cell>
          <table:table-cell office:value-type="string">
            <text:p>a</text:p>
          </table:table-cell>
          <table:table-cell office:value-type="string">
            <text:p>b</text:p>
          </table:table-cell>
          <table:table-cell office:value-type="string">
            <text:p>c</text:p>
          </table:table-cell>
          <table:table-cell table:formula="of:=IF(ISBLANK([.B35]);0;IF(ISBLANK([.C35]);1;IF(ISBLANK([.D34]);2;3)))" office:value-type="float" office:value="3">
            <text:p>3</text:p>
          </table:table-cell>
          <table:table-cell office:value-type="string">
            <text:p>abcXXX</text:p>
          </table:table-cell>
          <table:table-cell table:formula="of:=FOLDR(&quot;concat&quot;; &quot;XXX&quot;; [.B35:.D35])">
            <text:p/>
          </table:table-cell>
          <table:table-cell table:style-name="ce155" table:formula="of:=IF([.F35]&lt;&gt;[.G35];0;1)" office:value-type="float" office:value="0">
            <text:p>FAIL</text:p>
          </table:table-cell>
          <table:table-cell/>
        </table:table-row>
        <table:table-row table:style-name="ro2">
          <table:table-cell table:formula="of:=MID(FORMULA([.G36]);2;LEN(FORMULA([.G36]))-1)" office:value-type="string" office:string-value="FOLDR(&quot;concat&quot;; &quot;XXX&quot;; B36:D37)">
            <text:p>FOLDR("concat"; "XXX"; B36:D37)</text:p>
          </table:table-cell>
          <table:table-cell office:value-type="string">
            <text:p>a</text:p>
          </table:table-cell>
          <table:table-cell office:value-type="string">
            <text:p>b</text:p>
          </table:table-cell>
          <table:table-cell office:value-type="string">
            <text:p>c</text:p>
          </table:table-cell>
          <table:table-cell table:formula="of:=IF(ISBLANK([.B36]);0;IF(ISBLANK([.C36]);1;IF(ISBLANK([.D35]);2;3)))" office:value-type="float" office:value="3">
            <text:p>3</text:p>
          </table:table-cell>
          <table:table-cell office:value-type="string">
            <text:p>abcdefXXX</text:p>
          </table:table-cell>
          <table:table-cell table:formula="of:=FOLDR(&quot;concat&quot;; &quot;XXX&quot;; [.B36:.D37])">
            <text:p/>
          </table:table-cell>
          <table:table-cell table:style-name="ce155" table:formula="of:=IF([.F36]&lt;&gt;[.G36];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39]);2;LEN(FORMULA([.G39]))-1)" office:value-type="string" office:string-value="PARSE(&quot;pWs&quot;; &quot;asdf&quot;)">
            <text:p>PARSE("pWs"; "asdf")</text:p>
          </table:table-cell>
          <table:table-cell table:number-columns-repeated="3"/>
          <table:table-cell table:formula="of:=IF(ISBLANK([.B39]);0;IF(ISBLANK([.C39]);1;IF(ISBLANK([.D38]);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39]&lt;&gt;[.G39];0;1)" office:value-type="float" office:value="1">
            <text:p>PASS</text:p>
          </table:table-cell>
          <table:table-cell/>
        </table:table-row>
        <table:table-row table:style-name="ro2">
          <table:table-cell table:formula="of:=MID(FORMULA([.G40]);2;LEN(FORMULA([.G40]))-1)" office:value-type="string" office:string-value="PARSE(&quot;pWs&quot;; &quot; asdf&quot;)">
            <text:p>PARSE("pWs"; " asdf")</text:p>
          </table:table-cell>
          <table:table-cell table:number-columns-repeated="3"/>
          <table:table-cell table:formula="of:=IF(ISBLANK([.B40]);0;IF(ISBLANK([.C40]);1;IF(ISBLANK([.D39]);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PARSE(&quot;pWs&quot;; &quot;  asdf&quot;)">
            <text:p>PARSE("pWs"; " <text:s/>asdf")</text:p>
          </table:table-cell>
          <table:table-cell table:number-columns-repeated="3"/>
          <table:table-cell table:formula="of:=IF(ISBLANK([.B41]);0;IF(ISBLANK([.C41]);1;IF(ISBLANK([.D4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PARSE(&quot;pWs&quot;; ZEICHEN(9) &amp; &quot;asdf&quot;)">
            <text:p>PARSE("pWs"; ZEICHEN(9) &amp; "asdf")</text:p>
          </table:table-cell>
          <table:table-cell table:number-columns-repeated="3"/>
          <table:table-cell table:formula="of:=IF(ISBLANK([.B42]);0;IF(ISBLANK([.C42]);1;IF(ISBLANK([.D41]);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PARSE(&quot;pWs&quot;; ZEICHEN(9) &amp; ZEICHEN(9) &amp; &quot;asdf&quot;)">
            <text:p>PARSE("pWs"; ZEICHEN(9) &amp; ZEICHEN(9) &amp; "asdf")</text:p>
          </table:table-cell>
          <table:table-cell table:number-columns-repeated="3"/>
          <table:table-cell table:formula="of:=IF(ISBLANK([.B43]);0;IF(ISBLANK([.C43]);1;IF(ISBLANK([.D42]);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43]&lt;&gt;[.G43];0;1)" office:value-type="float" office:value="1">
            <text:p>PASS</text:p>
          </table:table-cell>
          <table:table-cell/>
        </table:table-row>
        <table:table-row table:style-name="ro2">
          <table:table-cell table:formula="of:=MID(FORMULA([.G44]);2;LEN(FORMULA([.G44]))-1)" office:value-type="string" office:string-value="PARSE(&quot;pWs&quot;; ZEICHEN(13) &amp; &quot;asdf&quot;)">
            <text:p>PARSE("pWs"; ZEICHEN(13) &amp; "asdf")</text:p>
          </table:table-cell>
          <table:table-cell table:number-columns-repeated="3"/>
          <table:table-cell table:formula="of:=IF(ISBLANK([.B44]);0;IF(ISBLANK([.C44]);1;IF(ISBLANK([.D43]);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44]&lt;&gt;[.G44];0;1)" office:value-type="float" office:value="1">
            <text:p>PASS</text:p>
          </table:table-cell>
          <table:table-cell/>
        </table:table-row>
        <table:table-row table:style-name="ro2">
          <table:table-cell table:formula="of:=MID(FORMULA([.G45]);2;LEN(FORMULA([.G45]))-1)" office:value-type="string" office:string-value="PARSE(&quot;pWs&quot;; ZEICHEN(13) &amp; ZEICHEN(9) &amp; &quot;asdf&quot;)">
            <text:p>PARSE("pWs"; ZEICHEN(13) &amp; ZEICHEN(9) &amp; "asdf")</text:p>
          </table:table-cell>
          <table:table-cell table:number-columns-repeated="3"/>
          <table:table-cell table:formula="of:=IF(ISBLANK([.B45]);0;IF(ISBLANK([.C45]);1;IF(ISBLANK([.D44]);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45]&lt;&gt;[.G45];0;1)" office:value-type="float" office:value="1">
            <text:p>PASS</text:p>
          </table:table-cell>
          <table:table-cell/>
        </table:table-row>
        <table:table-row table:style-name="ro2">
          <table:table-cell/>
          <table:table-cell table:number-columns-repeated="3"/>
          <table:table-cell table:formula="of:=IF(ISBLANK([.B46]);0;IF(ISBLANK([.C46]);1;IF(ISBLANK([.D45]);2;3)))" office:value-type="float" office:value="0">
            <text:p>0</text:p>
          </table:table-cell>
          <table:table-cell table:number-columns-repeated="4"/>
        </table:table-row>
        <table:table-row table:style-name="ro2">
          <table:table-cell table:formula="of:=MID(FORMULA([.G47]);2;LEN(FORMULA([.G47]))-1)" office:value-type="string" office:string-value="PARSE(&quot;pBinDigit&quot;; &quot;asdf&quot;)">
            <text:p>PARSE("pBinDigit"; "asdf")</text:p>
          </table:table-cell>
          <table:table-cell table:number-columns-repeated="3"/>
          <table:table-cell table:formula="of:=IF(ISBLANK([.B47]);0;IF(ISBLANK([.C47]);1;IF(ISBLANK([.D46]);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PARSE(&quot;pBinDigit&quot;; &quot;0asdf&quot;)">
            <text:p>PARSE("pBinDigit"; "0asdf")</text:p>
          </table:table-cell>
          <table:table-cell table:number-columns-repeated="3"/>
          <table:table-cell table:formula="of:=IF(ISBLANK([.B48]);0;IF(ISBLANK([.C48]);1;IF(ISBLANK([.D47]);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PARSE(&quot;pBinDigit&quot;; &quot;1asdf&quot;)">
            <text:p>PARSE("pBinDigit"; "1asdf")</text:p>
          </table:table-cell>
          <table:table-cell table:number-columns-repeated="3"/>
          <table:table-cell table:formula="of:=IF(ISBLANK([.B49]);0;IF(ISBLANK([.C49]);1;IF(ISBLANK([.D48]);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49]&lt;&gt;[.G49];0;1)" office:value-type="float" office:value="1">
            <text:p>PASS</text:p>
          </table:table-cell>
          <table:table-cell/>
        </table:table-row>
        <table:table-row table:style-name="ro2">
          <table:table-cell table:formula="of:=MID(FORMULA([.G50]);2;LEN(FORMULA([.G50]))-1)" office:value-type="string" office:string-value="PARSE(&quot;pBinDigit&quot;; &quot;2asdf&quot;)">
            <text:p>PARSE("pBinDigit"; "2asdf")</text:p>
          </table:table-cell>
          <table:table-cell table:number-columns-repeated="3"/>
          <table:table-cell table:formula="of:=IF(ISBLANK([.B50]);0;IF(ISBLANK([.C50]);1;IF(ISBLANK([.D49]);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50]&lt;&gt;[.G50];0;1)" office:value-type="float" office:value="1">
            <text:p>PASS</text:p>
          </table:table-cell>
          <table:table-cell/>
        </table:table-row>
        <table:table-row table:style-name="ro2">
          <table:table-cell/>
          <table:table-cell table:number-columns-repeated="3"/>
          <table:table-cell table:formula="of:=IF(ISBLANK([.B51]);0;IF(ISBLANK([.C51]);1;IF(ISBLANK([.D50]);2;3)))" office:value-type="float" office:value="0">
            <text:p>0</text:p>
          </table:table-cell>
          <table:table-cell table:number-columns-repeated="4"/>
        </table:table-row>
        <table:table-row table:style-name="ro2">
          <table:table-cell table:formula="of:=MID(FORMULA([.G52]);2;LEN(FORMULA([.G52]))-1)" office:value-type="string" office:string-value="PARSE(&quot;pDecDigit&quot;; &quot;asdf&quot;)">
            <text:p>PARSE("pDecDigit"; "asdf")</text:p>
          </table:table-cell>
          <table:table-cell table:number-columns-repeated="3"/>
          <table:table-cell table:formula="of:=IF(ISBLANK([.B52]);0;IF(ISBLANK([.C52]);1;IF(ISBLANK([.D51]);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PARSE(&quot;pDecDigit&quot;; &quot;0asdf&quot;)">
            <text:p>PARSE("pDecDigit"; "0asdf")</text:p>
          </table:table-cell>
          <table:table-cell table:number-columns-repeated="3"/>
          <table:table-cell table:formula="of:=IF(ISBLANK([.B53]);0;IF(ISBLANK([.C53]);1;IF(ISBLANK([.D52]);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PARSE(&quot;pDecDigit&quot;; &quot;1asdf&quot;)">
            <text:p>PARSE("pDecDigit"; "1asdf")</text:p>
          </table:table-cell>
          <table:table-cell table:number-columns-repeated="3"/>
          <table:table-cell table:formula="of:=IF(ISBLANK([.B54]);0;IF(ISBLANK([.C54]);1;IF(ISBLANK([.D53]);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54]&lt;&gt;[.G54];0;1)" office:value-type="float" office:value="1">
            <text:p>PASS</text:p>
          </table:table-cell>
          <table:table-cell/>
        </table:table-row>
        <table:table-row table:style-name="ro2">
          <table:table-cell table:formula="of:=MID(FORMULA([.G55]);2;LEN(FORMULA([.G55]))-1)" office:value-type="string" office:string-value="PARSE(&quot;pDecDigit&quot;; &quot;2asdf&quot;)">
            <text:p>PARSE("pDecDigit"; "2asdf")</text:p>
          </table:table-cell>
          <table:table-cell table:number-columns-repeated="3"/>
          <table:table-cell table:formula="of:=IF(ISBLANK([.B55]);0;IF(ISBLANK([.C55]);1;IF(ISBLANK([.D54]);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55]&lt;&gt;[.G55];0;1)" office:value-type="float" office:value="1">
            <text:p>PASS</text:p>
          </table:table-cell>
          <table:table-cell/>
        </table:table-row>
        <table:table-row table:style-name="ro2">
          <table:table-cell table:formula="of:=MID(FORMULA([.G56]);2;LEN(FORMULA([.G56]))-1)" office:value-type="string" office:string-value="PARSE(&quot;pDecDigit&quot;; &quot;3asdf&quot;)">
            <text:p>PARSE("pDecDigit"; "3asdf")</text:p>
          </table:table-cell>
          <table:table-cell table:number-columns-repeated="3"/>
          <table:table-cell table:formula="of:=IF(ISBLANK([.B56]);0;IF(ISBLANK([.C56]);1;IF(ISBLANK([.D55]);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PARSE(&quot;pDecDigit&quot;; &quot;4asdf&quot;)">
            <text:p>PARSE("pDecDigit"; "4asdf")</text:p>
          </table:table-cell>
          <table:table-cell table:number-columns-repeated="3"/>
          <table:table-cell table:formula="of:=IF(ISBLANK([.B57]);0;IF(ISBLANK([.C57]);1;IF(ISBLANK([.D56]);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57]&lt;&gt;[.G57];0;1)" office:value-type="float" office:value="0">
            <text:p>FAIL</text:p>
          </table:table-cell>
          <table:table-cell/>
        </table:table-row>
        <table:table-row table:style-name="ro2">
          <table:table-cell table:formula="of:=MID(FORMULA([.G58]);2;LEN(FORMULA([.G58]))-1)" office:value-type="string" office:string-value="PARSE(&quot;pDecDigit&quot;; &quot;5asdf&quot;)">
            <text:p>PARSE("pDecDigit"; "5asdf")</text:p>
          </table:table-cell>
          <table:table-cell table:number-columns-repeated="3"/>
          <table:table-cell table:formula="of:=IF(ISBLANK([.B58]);0;IF(ISBLANK([.C58]);1;IF(ISBLANK([.D57]);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58]&lt;&gt;[.G58];0;1)" office:value-type="float" office:value="0">
            <text:p>FAIL</text:p>
          </table:table-cell>
          <table:table-cell/>
        </table:table-row>
        <table:table-row table:style-name="ro2">
          <table:table-cell table:formula="of:=MID(FORMULA([.G59]);2;LEN(FORMULA([.G59]))-1)" office:value-type="string" office:string-value="PARSE(&quot;pDecDigit&quot;; &quot;6asdf&quot;)">
            <text:p>PARSE("pDecDigit"; "6asdf")</text:p>
          </table:table-cell>
          <table:table-cell table:number-columns-repeated="3"/>
          <table:table-cell table:formula="of:=IF(ISBLANK([.B59]);0;IF(ISBLANK([.C59]);1;IF(ISBLANK([.D58]);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59]&lt;&gt;[.G59];0;1)" office:value-type="float" office:value="0">
            <text:p>FAIL</text:p>
          </table:table-cell>
          <table:table-cell/>
        </table:table-row>
        <table:table-row table:style-name="ro2">
          <table:table-cell table:formula="of:=MID(FORMULA([.G60]);2;LEN(FORMULA([.G60]))-1)" office:value-type="string" office:string-value="PARSE(&quot;pDecDigit&quot;; &quot;7asdf&quot;)">
            <text:p>PARSE("pDecDigit"; "7asdf")</text:p>
          </table:table-cell>
          <table:table-cell table:number-columns-repeated="3"/>
          <table:table-cell table:formula="of:=IF(ISBLANK([.B60]);0;IF(ISBLANK([.C60]);1;IF(ISBLANK([.D59]);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60]&lt;&gt;[.G60];0;1)" office:value-type="float" office:value="0">
            <text:p>FAIL</text:p>
          </table:table-cell>
          <table:table-cell/>
        </table:table-row>
        <table:table-row table:style-name="ro2">
          <table:table-cell table:formula="of:=MID(FORMULA([.G61]);2;LEN(FORMULA([.G61]))-1)" office:value-type="string" office:string-value="PARSE(&quot;pDecDigit&quot;; &quot;8asdf&quot;)">
            <text:p>PARSE("pDecDigit"; "8asdf")</text:p>
          </table:table-cell>
          <table:table-cell table:number-columns-repeated="3"/>
          <table:table-cell table:formula="of:=IF(ISBLANK([.B61]);0;IF(ISBLANK([.C61]);1;IF(ISBLANK([.D60]);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61]&lt;&gt;[.G61];0;1)" office:value-type="float" office:value="0">
            <text:p>FAIL</text:p>
          </table:table-cell>
          <table:table-cell/>
        </table:table-row>
        <table:table-row table:style-name="ro2">
          <table:table-cell table:formula="of:=MID(FORMULA([.G62]);2;LEN(FORMULA([.G62]))-1)" office:value-type="string" office:string-value="PARSE(&quot;pDecDigit&quot;; &quot;9asdf&quot;)">
            <text:p>PARSE("pDecDigit"; "9asdf")</text:p>
          </table:table-cell>
          <table:table-cell table:number-columns-repeated="3"/>
          <table:table-cell table:formula="of:=IF(ISBLANK([.B62]);0;IF(ISBLANK([.C62]);1;IF(ISBLANK([.D61]);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62]&lt;&gt;[.G62];0;1)" office:value-type="float" office:value="0">
            <text:p>FAIL</text:p>
          </table:table-cell>
          <table:table-cell/>
        </table:table-row>
        <table:table-row table:style-name="ro2">
          <table:table-cell table:formula="of:=MID(FORMULA([.G63]);2;LEN(FORMULA([.G63]))-1)" office:value-type="string" office:string-value="PARSE(&quot;pDecDigit&quot;; &quot;Aasdf&quot;)">
            <text:p>PARSE("pDecDigit"; "Aasdf")</text:p>
          </table:table-cell>
          <table:table-cell table:number-columns-repeated="3"/>
          <table:table-cell table:formula="of:=IF(ISBLANK([.B63]);0;IF(ISBLANK([.C63]);1;IF(ISBLANK([.D62]);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PARSE(&quot;pDecDigit&quot;; &quot;aasdf&quot;)">
            <text:p>PARSE("pDecDigit"; "aasdf")</text:p>
          </table:table-cell>
          <table:table-cell table:number-columns-repeated="2"/>
          <table:table-cell/>
          <table:table-cell table:formula="of:=IF(ISBLANK([.B64]);0;IF(ISBLANK([.C64]);1;IF(ISBLANK([.D6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64]&lt;&gt;[.G64];0;1)" office:value-type="float" office:value="1">
            <text:p>PASS</text:p>
          </table:table-cell>
          <table:table-cell/>
        </table:table-row>
        <table:table-row table:style-name="ro2" table:number-rows-repeated="1048511">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00:40: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00:40:47.12</dc:date>
    <meta:editing-duration>P129DT19H13M31S</meta:editing-duration>
    <meta:editing-cycles>221</meta:editing-cycles>
    <meta:generator>OpenOffice/4.1.2$Win32 OpenOffice.org_project/412m3$Build-9782</meta:generator>
    <meta:document-statistic meta:table-count="10" meta:cell-count="7881"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Function reverse(xs As TList)
	Dim result As TList
	If xs.len &lt;= 1 Then
		result = xs
	Else
		result = foldl("snoc", nil, xs)
	End If
	reverse = result
End Function

				
'= tests ============================================================

Function test_List()
	test_List_fnApp()
	test_List_typeOfAndToString()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args(k))
		Case "existsF"
			result = existsF(args(k))
		Case "applyF"
			result = applyF(args(k), args(k + 1))
		Case "i_will_throw0"
			result = i_will_throw0()
		Case "fst"
			result = fst(args(k), args(k + 1))
		Case "snd"
			result = snd(args(k), args(k + 1))
		Case "concat"
			result = concat(args(k), args(k + 1))
		Case "toString"
			result = toString(args(k))
		Case "TList_toString"
			result = TList_toString(args(k))
		Case "cons"
			result = cons(args(k), args(k + 1))
		Case "snoc"
			result = snoc(args(k), args(k + 1))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